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ato" svg:font-family="lato, sans-serif"/>
  </office:font-face-decls>
  <office:automatic-styles>
    <style:style style:name="P1"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style:font-name="apple-system"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style:font-name="apple-system" fo:font-size="12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273b47" loext:opacity="100%" fo:letter-spacing="normal" fo:font-weight="bold" officeooo:rsid="00113d68" officeooo:paragraph-rsid="00113d68"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orphans="2" fo:widows="2" fo:text-indent="0cm" style:auto-text-indent="false"/>
      <style:text-properties fo:font-weight="bold" officeooo:rsid="00113d68" officeooo:paragraph-rsid="00113d68"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variant="normal" fo:text-transform="none" style:font-name="apple-system" fo:font-size="12pt" fo:letter-spacing="normal" fo:font-style="normal" fo:font-weight="normal"/>
    </style:style>
    <style:style style:name="T3" style:family="text">
      <style:text-properties style:font-name="lato" fo:font-size="15pt"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a todos!</text:p>
      <text:p text:style-name="Text_20_body"/>
      <text:p text:style-name="P2">Ink aviation está buscando un Desarrollador PHP</text:p>
      <text:p text:style-name="Text_20_body"/>
      <text:p text:style-name="Text_20_body"><text:span text:style-name="Strong_20_Emphasis"><text:span text:style-name="T1">Habilidades</text:span></text:span></text:p>
      <text:p text:style-name="Text_20_body"/>
      <text:list xml:id="list1471514957" text:style-name="L1">
        <text:list-item>
          <text:p text:style-name="P5">Competente: PHP, HTML, JavaScript, CSS, API, GIT, MySQL</text:p>
        </text:list-item>
        <text:list-item>
          <text:p text:style-name="P4">Principiante: AWS</text:p>
        </text:list-item>
      </text:list>
      <text:p text:style-name="Text_20_body"/>
      <text:p text:style-name="P2">Compensación: USD$1.500</text:p>
      <text:p text:style-name="Text_20_body"/>
      <text:list xml:id="list3808342524" text:style-name="L2">
        <text:list-item>
          <text:p text:style-name="P6">2.000/mes + Base semanal de 40 horas. + Horas extra pagadas. + Horario flexible. + Todos los beneficios de acuerdo a la ley. + Trabajo remoto.</text:p>
        </text:list-item>
      </text:list>
      <text:p text:style-name="Text_20_body"/>
      <text:p text:style-name="P2">Ubicación: Remoto (para residentes de Colombia)</text:p>
      <text:p text:style-name="Text_20_body"/>
      <text:p text:style-name="P2">Idioma: Español</text:p>
      <text:p text:style-name="Text_20_body"/>
      <text:list xml:id="list4125953204" text:style-name="L3">
        <text:list-item>
          <text:p text:style-name="P8">Conversacional + Inglés</text:p>
        </text:list-item>
        <text:list-item>
          <text:p text:style-name="P7">Lectura</text:p>
        </text:list-item>
      </text:list>
      <text:p text:style-name="Text_20_body"/>
      <text:p text:style-name="Text_20_body"><text:span text:style-name="Strong_20_Emphasis"><text:span text:style-name="T1">Responsabilidades</text:span></text:span></text:p>
      <text:p text:style-name="Text_20_body"/>
      <text:p text:style-name="P2">Desarrollar, registrar y mantener aplicaciones PHP basadas en web de vanguardia para el portal de plataformas de servicio premium.</text:p>
      <text:p text:style-name="Text_20_body"/>
      <text:p text:style-name="P2">Crear aplicaciones innovadoras y de última generación, colaborando con el equipo de experiencia del usuario (UX).</text:p>
      <text:p text:style-name="Text_20_body"/>
      <text:p text:style-name="P2">Asegurar que HTML, CSS y JavaScript sean válidos y coherentes en todas las aplicaciones.</text:p>
      <text:p text:style-name="Text_20_body"><text:soft-page-break/></text:p>
      <text:p text:style-name="P2">Preparar y mantener todas las aplicaciones utilizando herramientas de desarrollo estándar.</text:p>
      <text:p text:style-name="Text_20_body"/>
      <text:p text:style-name="P2">Utilizar servicios de datos backend y contribuya a aumentar la API de servicios de datos existentes.</text:p>
      <text:p text:style-name="Text_20_body"/>
      <text:p text:style-name="P2">Liderar el ciclo de vida del desarrollo de aplicaciones web desde la etapa de concepto hasta la entrega y soporte posterior al lanzamiento.</text:p>
      <text:p text:style-name="Text_20_body"/>
      <text:p text:style-name="P2">Refactorizar, optimizar y mejorar la base de código existente para el mantenimiento y escala.</text:p>
      <text:p text:style-name="Text_20_body"/>
      <text:p text:style-name="P2">Utilizar pruebas de desarrollo y aceptación para garantizar la calidad de las funciones.</text:p>
      <text:p text:style-name="Text_20_body"/>
      <text:p text:style-name="P2">Coordinar con equipos internos para recopilar requisitos y desarrollar soluciones de software.</text:p>
      <text:p text:style-name="Text_20_body"/>
      <text:p text:style-name="P2">Transmitir de manera efectiva todo el progreso de la tarea, evaluaciones, sugerencias, cronogramas junto con problemas técnicos y de proceso.</text:p>
      <text:p text:style-name="Text_20_body"/>
      <text:p text:style-name="P2">Documentar el proceso de desarrollo, la arquitectura y los componentes estándar.</text:p>
      <text:p text:style-name="Text_20_body"/>
      <text:p text:style-name="P2">Coordinar con los co-desarrolladores y mantener a los gerentes de proyecto bien informados sobre el estado del esfuerzo de desarrollo.</text:p>
      <text:p text:style-name="Text_20_body"/>
      <text:p text:style-name="P2">Servir como enlace entre el personal de desarrollo y el gerente de proyecto.</text:p>
      <text:p text:style-name="Text_20_body"/>
      <text:p text:style-name="P2">Mantenerse al tanto de las nuevas tendencias y mejores prácticas en desarrollo web.</text:p>
      <text:p text:style-name="Text_20_body"/>
      <text:p text:style-name="P2"><text:soft-page-break/>Enviar todo el código a Github.</text:p>
      <text:p text:style-name="Text_20_body"/>
      <text:p text:style-name="P2">Aprender y usar nuevas tecnologías adoptadas por Ink Aviation.</text:p>
      <text:p text:style-name="Text_20_body"/>
      <text:p text:style-name="P2">Mantener su propio entorno de desarrollo local.</text:p>
      <text:p text:style-name="Text_20_body"/>
      <text:p text:style-name="P9"><text:span text:style-name="T2">Conocer y aplicar las políticas de Ink Security. Aclaración: Las aplicaciones recibidas en esta publicación serán procesadas vía Torre</text:span></text:p>
      <text:p text:style-name="P9"><text:span text:style-name="T2"/></text:p>
      <text:p text:style-name="P10">Consejos para más posibilidades de empleo: </text:p>
      <text:p text:style-name="P10"/>
      <text:p text:style-name="P3"> <text:span text:style-name="T3">escuchar podcasts, leer artículos o utilizar la televisión como tu alia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ato" svg:font-family="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17:57:54.613785103</meta:creation-date>
    <dc:date>2022-10-12T22:47:13.657440666</dc:date>
    <meta:editing-duration>PT4H39M9S</meta:editing-duration>
    <meta:editing-cycles>1</meta:editing-cycles>
    <meta:document-statistic meta:table-count="0" meta:image-count="0" meta:object-count="0" meta:page-count="3" meta:paragraph-count="32" meta:word-count="340" meta:character-count="2263" meta:non-whitespace-character-count="1958"/>
    <meta:generator>LibreOffice/7.3.4.2$Linux_X86_64 LibreOffice_project/728fec16bd5f605073805c3c9e7c4212a0120dc5</meta:generator>
  </office:meta>
</office:document-meta>
</file>